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1.61395833333333cm"/>
    </style:style>
    <style:style style:name="co11" style:family="table-column">
      <style:table-column-properties fo:break-before="auto" style:column-width="1.190625cm"/>
    </style:style>
    <style:style style:name="co12" style:family="table-column">
      <style:table-column-properties fo:break-before="auto" style:column-width="4.92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FL_Standard_2011_-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T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dai, Josep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ken, Kam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Anth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berry, Davi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ery, Donn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Jos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dwin, J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, Lan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ks, Ga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ch, Bar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ch, Charli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le, Arna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le, Jack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ht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son, Cedri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ry, Dami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ss, Davo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hel-Thompson, McLeo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nns, Arm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onas, Rob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din, An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en, Bro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ler, Kyl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s, Kev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e, Dway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y, To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ch, Dei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ston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nkley, Curt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tt, Ken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k, Kev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Anton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Donal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Jarre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Vince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ell, Mark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ess, Plaxic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Micha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Regg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dwell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eron, Jord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Jas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D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Delon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wright, Ro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ey, Jame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el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ussin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dler, Scot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les, Jamaa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ice, Tas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Dalla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, Charl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, Joh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herty, Col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hart, Col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ffman, Chas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e, Aust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Kerr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er, Joh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Jare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pper, Terra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by, 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tchery, Jerrich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tu, Brand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yton, Pat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ibbs, Jos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mberland, Jeff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ndiff, Bill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ton, And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s, Ow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enport, Naje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Bri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wson, Phi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cker, E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homme, Ja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l, Mar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mark, Clare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elin, Jam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lin, Pa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Marco, Patri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erson, Dor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son, E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ard, Jare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xon, Denn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aldson, Herb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ss, T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ughn, Shau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essen, Jo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w, Dav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wyer, Jonath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sley, Marc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elman, Jul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dridge, Brod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Darr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Le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nnin, Mari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r, DajLe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sano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ulk, Kevi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yson, Jarr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ls, Dani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ton, Jerom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tzpatrick, Ry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cco, Jo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yd, Malco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k, Nick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d, Jacob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Ar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bbert, Blain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a, Jeff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on, Pier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tes, Antonio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tes, Clyd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reath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yard, Mar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Antho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man, Richar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win, D'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Richar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stkowski, Stephe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dkowski, Bruc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Came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Dani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Garret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A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Virgi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-Ellis, BenJarvu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e, Shon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sham, Jermain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sham, Tyle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ssett, Torr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nkowski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nkowski, D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nkowski, R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an, Dere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Ahm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Bru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esty, Montari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y, Jam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per, Jam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DuJu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line, Br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selbeck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kins, Andrew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kins, Lavell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zelton, Vida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ne, Cha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Aa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ster, Jacob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yward-Bey, Darr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Dari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iard, Lex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is, Peyt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gan, Chri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iday, Tri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mes, Santon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ne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hmandzadeh, T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yer, Bri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lesias, Juaqu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gram, Corneli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Brand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Dexte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Fre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Vince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ikowski, Sebasti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an, Lest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Rasha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Brya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Davi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eremia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Quin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er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onal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Greg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acob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Taiw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Thoma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-Drew, Mauri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eding, Nat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im, Deji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er, Dust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rley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rkendoll, Jam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 Secla, Jord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sen, Spenc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rence, Mat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Fevour, D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ch, Vonta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Donal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ftwich, Byr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inart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nard, Br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Marcede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Thaddeu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ell, Ri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as, Phillip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cker, Ja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sman, J.P.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ehl, Jeff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haffey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lett, Ry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, Peyt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ecic, Ow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ani, Mar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shausen, Ze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all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Ruvel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saquoi, Moham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rud, Je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ews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ain, Le'R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uskey, Jam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uster, Dext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wn, Lu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Col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Jam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Elroy, Greg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Fadden, Darr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ahee, Will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e, Edd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Intyre, Cor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night, Jo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Michael, Rand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Neal, Shawnbr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lin, Ric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denhall, Ras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Heat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Lonya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Zac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Carlt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eaki, T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Denar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Ev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Marl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Meweld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eno, Knowsh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ligan, Matthew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dock, O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Loui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Ric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rs, Brand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bitt, Joshua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wood, Jord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vak, Nick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gent, Mik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Connell, Ja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Connell, Kevi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hocinco, Cha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bonnaya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obun, Fendi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lovsky, D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iz, Rober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on, Kyl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good, Kassi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is, Jeff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ens, Montel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usu-Ansah, Akwas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inter, Curt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ko, Tyler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r, Cars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ish, Rosco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yne, Log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erman, Cedri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ta, Denn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ite, Lousaka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e, Leonar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ter, Zac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ll, Bila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ter, Mat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sley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ton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, Taylo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itt, Jul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yor, Terrell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n, Brad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ckers, Nei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ner, Dav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man, Isaa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ce, Marc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, Ra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dley, Stev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ley, Er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nger, Jav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s, Philip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Zac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skie, Br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ethlisberger, Be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osevelt, Naam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ario, Dan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yal, Edd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cker, Mart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Mark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ers, Emmanu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nders, Wesly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ife, Bo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aub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lens, Cha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bee, Jos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Bern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rod, Dezmon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pley, Jord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s, Ceci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pson, Jerom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aton, Stev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ex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rmon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Bra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Clift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Le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Rust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Torr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nn, Cha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ncer, Ow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rry, Kor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ller, C.J.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zi, Rick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vens, Craig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ccop, Ry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isham, Shau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mers, Fran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ft, Nat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me, Jac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e, B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e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Bra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Fre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Tyro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bow, Ti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igpen, Tyler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ani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emary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uli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bert, Mik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linson, LaDain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nga, Manas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one, Ti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Pat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derwood, Ti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ban, Jerhem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een, Shan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ckers, Lawren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atieri, Ada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ek, Bill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Robert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Seneca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er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ers, Bry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, Derri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, Hin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Nat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son, Benjam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yne, Regg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er, Ad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ker, W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, Chast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alen, Ry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Blai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John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Bobb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am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Edd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var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La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Pa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Rick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s, Ma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y, Dr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Kr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dsor, Ro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head, Dan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tes, T.J.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atman, Wil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Alber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Dar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Kyl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none, Rober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jirotutu, Sey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kers, Davi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xander, Danar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Armand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ndola, Dan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Andre'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Derek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eneaux, Emmanu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mstrong, Antho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nett, Al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omashodu, D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ington, Adr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iata, Mat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in, Mil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in, Terre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ant, Jas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D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jema, Bill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dwin, Dou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ard, Ja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ks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er, Mari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den, Rams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idge, Gar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el, Richar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h, Conno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, Joh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um, Trav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Joiqu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Kahli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, Arrelio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ett, Ear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ett, Martell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st, Jahvi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lings, Monte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mingham, DeCori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unt, LeGarrett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an, Dontavia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ker, Lorenz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el, Dio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ford, All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ford, S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shaw, Ahma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dstater, To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es, Dr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coe, Dezm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kel, Rich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Andr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Jos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Ronn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De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Mat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ehler, Davi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leson, Nat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ton, Steph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De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ham, Na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d, Dominiqu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houn, Du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arillo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field, Se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os, Keit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son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Rud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, Davi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ek, Bren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pas, Shau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es, Joh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Desmon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usen, Jimm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ton, Mar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ton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ens, Kelle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utts, Tyl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bb, Randal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Je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ston, Marqu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e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ley, Chr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per, Ril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by, DeMarco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x, Mik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tree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tree, Tom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mpton, Jonath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sby, Mas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z, Victo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y, Dominiqu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tler, Ja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'Imperio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, Chas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D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Fre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Kel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Rashi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Vern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Palma, D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ine, No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xon, Anth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cet, Earl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glas, Ha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y, Jim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iver, Donal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ham, Kri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wards, Armant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erle, Nath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vin, All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Jonath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ley, A.J.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ly, Ja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ammetta, T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ley, Ja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ley, Jermicha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tzgerald, La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ynn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bath, Ka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sett, Justi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te, Mat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lin, Coll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man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ffney, Jab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arda, Tom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o, Graha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t, 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hart, Tob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tis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more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n, T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T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son, Mik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e, Fran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uld, Robb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Earnes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Jim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t, Bakar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t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Alex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isen, Chr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ssman, Rex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dugli, B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rley, Tor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tierrez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gerty, Johnath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Cha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Kor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Max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Ro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ler, Jam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ie, Caleb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kerson, Leonar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on, Jas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bor, Cla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y, Dani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ell, Grah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Dway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Marc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Jerom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ley, Garret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sock, B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vin, Perc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tings, Jo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uschka, Steve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vili, Stanl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p, Tod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ler, Wil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u, Ro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erson, Deve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ery, Ale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ster, D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gins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htower, Tim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Shau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xon, Domeni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ese, J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ey, Jess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mes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omanawanui, Micha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pkins, Chr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ler, R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Rober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phrey, Tor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Kendal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noski, Henr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gram, Mar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ory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DeSe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Deonte'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Stev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Tarvar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obs, Brand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coat, Se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nigan, Jerr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al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aym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Ronal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Staf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Felix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am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ul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rovich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epernick, Coli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fka, Mi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ay, Joh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y, Regg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dricks, Lanc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Caleb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Jeff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tna, J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einsasser, Jim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x, John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lb, Kevi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mar, Max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z, James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hn, Joh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nalic, Ad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Fell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timore, Ke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houre, Mik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Di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loyd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ckette, Ricard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gan, Stef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well, Ry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ig, Eri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mpkin, Kregg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nch, Marshaw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lin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u, Moss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, Eli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ham, Mar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e, Olindo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ws, Joh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wn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LeSe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e, Stephe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Neill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chem, Rober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ier, Ke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Bri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Bru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N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Zac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La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Jo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Jos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ah, Came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Mauri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Samm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s, Santana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uri, Jeff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ghelli, Ov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ray, DeMarc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rs, R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anee, Legedu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lbone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Jor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ton, C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ks, Hakee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ris, Mor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wood, Jeriou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bomanu, B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letree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sen, Greg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rbay, Nath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r, Micha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Prest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coe, Bear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rick, B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, Nil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sen, Log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elle, Just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rilloux, Ry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man, E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on, Adr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tigrew, Brand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tis, Aust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analto, Zack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ares, Kealoha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nder, Christi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er, Quin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is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ll, William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less, Andrew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n, Richar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way, Raymon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tliff, Bre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man, Chr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sner, Al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uland, Konra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nolds, Chas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, Sidn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Ald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Laure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Micha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y, Courtn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gers, Aar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gers, Jacquizz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o, Ton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nfels, Sag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Dray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yster, Ev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dolph, Kyl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, Tit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ne, Brand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s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pson, DeMarc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zenbacher, Da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ffler, T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mitt, Ow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Da'R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lers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, Kor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man, Anth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ancoe, Visanth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ckey, Jere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uler, Micke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elton, Joh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elton, Stev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ll, Ra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ex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fons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ndr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nton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Greg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Kevi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son, Shak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elling, Jas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ch, Steph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eth, Mat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oles, Darr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urlock, Michea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fford, Matth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llworth, Donte'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back, Isaia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ton, Dr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ks, Jam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phens-Howling, LaRo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Jonath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cker, Lu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vall, Mauri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ughter, Samm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ckey, Chans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ain, Bre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ner, Phillip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e, Gold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ua, Vai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Chest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Ke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Ry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avi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Pierr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dman, Jord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iver, Terre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zien, Sco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w-Arnett, Nick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Micha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nes, Lawrenc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ughan, Jos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ck, Michael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Delan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Se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e, D.J.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Chaunc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Le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b, Jo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ber, Raymon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ems, E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s, Bean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Rod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hurst, Charli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Cadilla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.J.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eAngel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Keilan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Kyl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Ro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Steph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ed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John Parker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slow, Kel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swyk, Ry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tten, Jas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Rodn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Darr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Tit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Vinc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nals, Arizon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cons, Atlant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vens, Baltimor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ls, Buffal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thers, Carolin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rs, Chicag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gals, Cincinnati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s, Cleveland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boys, Dalla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ncos, Denver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ons, Detroit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kers, Green Bay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xans, Houston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ts, Indianapoli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guars, Jacksonvill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efs, Kansas City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lphins, Miami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kings, Minnesot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riots, New England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nts, New Orlean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ants, New York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ts, New York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iders, Oakland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gles, Philadelphi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elers, Pittsburgh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gers, San Dieg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ers, San Francisc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hawks, Seattl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s, St Loui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caneers, Tampa Bay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tans, Tennesse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skins, Washington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number-rows-repeated="60860" table:style-name="ro1">
          <table:table-cell table:number-columns-repeated="16384"/>
        </table:table-row>
        <table:table-row table:number-rows-repeated="3850" table:style-name="ro1" table:visibility="collapse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NFL_Extended_2011-2012" table:style-name="ta1"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T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itui, Isaak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dulai, Ibraha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Mik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dai, Josep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dison, Mari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new, Vin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ken, Kam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ama-Francis, Ikaik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bert, Brand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xander, Geral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xander, Miste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ford, Domini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Anth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Cortez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Jas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Russe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Se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Wi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Wi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ualu, Ty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no, Euge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Jamaa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Mar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erer, Pa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nas, Javie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ington, Kyl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amoah, J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kins, Gen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berry, Davi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in, Thoma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ery, Donn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anbadejo, Brend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ers, Akee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ers, Rober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bineaux, Jord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Alle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Champ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Patr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n, Travaro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r, Brand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Jos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Ry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dridge, Dani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dwin, J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, Dav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, Lan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ks, Ga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er, Dominiqu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ieri, Howar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ker, Wi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ksdale, Jo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s, Antw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s, Khali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tt, N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rett, Jos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win, Conno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ch, Bar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ch, Charli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en, Dann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le, Arna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le, Jack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xter, Col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zuin, D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dles, Za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l, Jerem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ht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cher, Jov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Demetriu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Yeremia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ore, N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ard, Marc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son, Cedri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tley, Kev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ry, Dami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ry, Eri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ss, Davo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hea, Antoin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hel-Thompson, McLeo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nns, Arm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d, Bron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k, Ma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onas, Rob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stock, Darry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gs, Taylo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din, An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en, Bro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ing, Clin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ler, Kyl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en, Just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s, Kev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worth, Kyl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e, Dway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d, Jerom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e, 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kett, Ga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field, Camer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y, To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man, Bry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ch, Dei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ch, Tyv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yton, Tyle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ston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nkley, Curt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iel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tt, Ken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tton, Eb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k, Kev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dine, M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Anton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C.C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Chyk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Col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Curt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Donal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Dua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Everett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Garret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Jali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Jarre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Marc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Sergi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Shel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Stev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Titu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Vince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ell, Mark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ton, Davi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Charl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Corb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Desmon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litt, Melv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man, Ti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nkley, Brodr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nett, Kev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ess, Plaxic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Micha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Rafa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Regg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Donal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Rasha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nes, Jos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d, Jair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dwell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dwell, Antoi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dwell, Davi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eron, Jord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Bruc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Jas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Tomm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field, Trevo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non, Marcu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ey, Vern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isle, Coope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michael, Ro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D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ington, Alex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oll, Nol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Andr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Chr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Delon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Marke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Quint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To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wright, Ro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ey, Jame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ey, Jurr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on, Antoin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el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illo, Lu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onzo, Anth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ussin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saire, Jacque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cellor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dler, Scot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les, Jamaa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vis, Migu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kwa, Chimd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k, Joh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solm, Garre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ice, Tas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ung, Pat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dy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nton, Eri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Dalla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Ry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y, Jerom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, Charl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, Joh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ton, Zach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ents, Na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ons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herty, Col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user, Bran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hart, Col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dy, Shau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dy, Terre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ffman, Chas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, Just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, Marqui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man, Andr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man, Drew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e, Aust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Anth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Kerr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Nat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mbo, Mar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n, Willi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er, Joh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er, Kave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olly, D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Emanu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Jare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Kyl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per, Stephe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pper, Terra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ner, Regg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to, J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by, 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tchery, Jerrich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sins, Oni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tu, Brand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x, Christ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x, Dere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le, Shaw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yton, Pat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ibbs, Jos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cker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martie, Antoni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martie-Smith, Da'M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ver, Tyron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mberland, Jeff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mbie, Jam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ndiff, Bill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nningham, Jermain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y, Aar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shing, B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ton, And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s, Ow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s, Trav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sby, Karlo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eus, Marc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enport, Naje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Andr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Bri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J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Rul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Vonta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wkins, Bri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wson, Phi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Grate, Victo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ito, Mik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aderick, Brand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cker, E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homme, Ja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l, Mar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mps, Quint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mark, Clare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tin, Joh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elin, Jam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lin, Pa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Marco, Patri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erson, Dor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son, E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lman, K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m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ggs, Na'i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es, Zac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ard, Jare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ard, Mar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xon, Denn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xon, Marc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bbins, Ti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ckery, Jame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browski, Brandy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aldson, Herb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sey, Glen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ss, T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tson, Lion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zable, Lege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wling, Ras-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ughn, Shau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essen, Jo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w, Dav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asse, Vladimi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mervil, Elv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lap, Carlo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and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wyer, Jonath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sley, Marc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dins, Rober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ds, A.J.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elman, Jul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wards, Dw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boh, Pann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dridge, Brod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erbe, Danne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Kenr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Shau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lish, Aust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lish, Lar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sex, Trai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es, Joh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tu, Sifa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gene, Hir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Darr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DeQu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Le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nene, Jonath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nnin, Mari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r, DajLe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rior, Jame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sano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ulk, Kevi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yson, Jarr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inga, Ra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ls, Dani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ton, Jerom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guson, D'Brickashaw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eld, Alex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negan, Cortlan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tzpatrick, Ry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cco, Jo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etcher, Dan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rence, Drayt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wers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yd, Malco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ey, Rick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k, Nick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te, Lar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d, Jacob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Ar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Eric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Ram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xworth, Domoniqu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lin, Orlando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lin, Stephe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man, Marcu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ney, Dwigh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ny, Jonath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jita, Scot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bbert, Blain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chkar, Andrew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ither, Jare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ble, Darry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ay, Antoni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a, Jeff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on, Pier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dner, Andrew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ner, Nat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tes, Antonio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tes, Clyd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y, Willi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athers, Rober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hee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berry, Walla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bert, Jar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bert, Marcu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christ, Marc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reath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yard, Mar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ordano, Mat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cong, Chr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ethel, Trav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Antho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man, Andre'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man, Richar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win, D'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Am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Richar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rer, Dan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stkowski, Stephe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dkowski, Bruc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Came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Dani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Garret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t, Ada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co, Joh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A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Tyron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Virgi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-Ellis, BenJarvu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e, Courtne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e, Shon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wood, Co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gg, Kell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gory, Stev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sham, Jermain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ffin, Micha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sham, Tyle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ssett, Torr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nkowski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nkowski, D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nkowski, R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ves, Quent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ubbs, B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rode, Andr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yton, Ga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den, Jo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an, Dere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g, Eri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gan, Mari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irston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e, Davi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, Tamb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Ahm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Bru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Bry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Le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pton, Cas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en, Je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esty, Montari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wick, Nic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y, Jam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ewood, Ram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per, Jam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Darry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Davi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DuJu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Lero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Ra'Sh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Tomm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Arnol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Jame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Marc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line, Br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vey, Derr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lam, Kev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selbeck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kins, Andrew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kins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kins, Lavell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den, N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es, Willia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zelton, Vida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rd, Kelle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th, T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ms, Bre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erson, Joh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ne, Cha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Aa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ster, Jacob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yer, Steph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yward, Came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yward-Bey, Darr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cks, Art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Dari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iard, Lex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is, Peyt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s, T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nes, Jermal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x, Kyl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chstein, Rus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gan, Chri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ke, Chr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iday, Tri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mes, Mik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mes, Santon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od, Zigg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pe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ne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hmandzadeh, T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ton, Just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ton, Lamar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ard, Aust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ard, Thoma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yer, Bri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dson, Ot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dson, Rodn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ff, Micha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Dan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Jerr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J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Way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rd, Zac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lesias, Juaqu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hedigbo, Jame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henacho, Car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jalana, B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ognito, Richi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gram, Corneli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vin, Corv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ving, Nat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sac, Ro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ey, Trav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y, Mortt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wuh, B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Brand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D'Qwe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Dexte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Fre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Karee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Ty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Vince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obs, Be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ison, Ti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mer, Quent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ikowski, Sebasti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sper, Micha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an, Lest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Kell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Rasha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ry, Joh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Antoni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Brand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Brya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Davi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Derr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arre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eremia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Mica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Micha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Quin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Rober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Spence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Terren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Ad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Arthu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avi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er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onal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Edga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Greg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acob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Na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Resha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Taiw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Thoma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-Drew, Mauri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, El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, Johnath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eding, Nat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mpman, Aa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im, Deji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isel, Bret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er, Dust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y, Tomm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say, Chr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moeatu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o, Shilo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rley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dle, Sergi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rkendoll, Jam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rlew, Jamm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ug, Kar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icky, Ti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ighton, Terra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pa, Ma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ppen, D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utouvides, Nik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opog, Tro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oul, Mat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uger, Pau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per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 Secla, Jord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oy, Trav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ey, Jacob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bert, Terrai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ry, Daw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e, Auste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gford, Kenda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gford, Resha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kster, Ell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sanah, Dann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sen, Spenc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uvao, Shaw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rence, Mat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rence, Quinte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son, Mann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Fevour, D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ree, Mar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ch, Vonta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Bor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Donal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feged, Jo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ftwich, Byr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ursky, Doug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inart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nard, Br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nhard, Ji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itre, And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Keen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Kend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Marcede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Ra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Thaddeu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ght, Ma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lja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ell, Ri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kenbach, Jeffr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uget, Cor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as, Phillip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ings, Nat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cker, Ja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ckett, Bre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, Gab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, Ja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sman, J.P.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, Jama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, Kyl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wery, Dwigh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trus, Scot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e, Cor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k, Alex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ison, Antho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ehl, Jeff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haffey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ava, Kaluk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ast, Kev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ecki, Joh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lett, Ry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eri, Stev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old, Nic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kins, Log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, Daniea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, Peyt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ecic, Ow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ani, Mar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s, Sen'Derr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shausen, Ze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all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en, Jame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Ruvel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Vaugh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saquoi, Moham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rud, Je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ews, Ricard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ews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is, Rashe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is, Rober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ws, Kev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ualuga, Re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uga, Jos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bin, Aa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o, Jero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s, Jo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s, Taylo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Adoo, Mik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Bath, Darc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Bean, Ry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Bride, Trumain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in, Bri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nn, Bry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rthy, Col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ain, Jamee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ain, Le'R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ain, Roland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ellan, Alber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uskey, Jam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uster, Dext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urty, Dev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urty, Jas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wn, Lu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Col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Jam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aniel, Ton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Nic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Elroy, Greg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Fadden, Bryan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Fadden, Darr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ahee, Will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e, Edd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e, Terren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lynn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raw, J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Intyre, Cor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Intyre, Garret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elvin, Leod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inney, Brand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innie, Bryan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night, Jo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Lendon, Stev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Manis, Sher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Michael, Rand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Neal, Shawnbr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Neill, Marcu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Phee, Pern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Rath, Geral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lin, Ric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ester, Bra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denhall, Ras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edith, Jam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ling, Phillip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riman, Shawn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ddleton, Willi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es, Jerom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Doyl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Gab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Heat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Lonya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Prin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Swan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V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Zac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ms, Davi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cey, Jerem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i, Ko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Carlt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Ear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Jaym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Marv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Mik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ala, Fil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ats, Arthu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ch, Donta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eaki, T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hamed, Mik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den, Antwau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l, T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roe, Euge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Brand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Denar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Dr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Ev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Kyl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Marl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Meweld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Rahi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Sterling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eno, Knowsh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Aa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Derr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Dariu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on, Kir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ley, C.J.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s, Jarv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lton, Rasho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ton, Jona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ton, Ry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ruczkowski, Sco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ckelroy, Roddr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ligan, Matthew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ndy, Ry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dock, O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Loui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Ma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Rich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Shaw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ray, Ric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tha, Lyd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rs, Brand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rs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ding, Jess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kamura, Haruk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Regg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bitt, Joshua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vis, Drak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ton, Ceci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ton, Dere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gata, Halot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nkovich, Ro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lan, Tro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wood, Jord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vak, Nick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gent, Mik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waneri, Uch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Callaghan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Connell, Ja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Connell, Kevi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Donnell, Matthew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hocinco, Cha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rick, Jare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bonnaya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bu, Oll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her, Micha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hrnberger, Ric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jinnaka, Quin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pokowuruk, Ayang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r, Pau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sen, Set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obun, Fendi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lovsky, D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iz, Rober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on, Kyl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good, Kassi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is, Jeff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to, Micha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ens, Montel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usu-Ansah, Akwas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e, Calv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inter, Curt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ko, Tyler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r, Cars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r, Jonath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ish, Rosco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ons, Alex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hos, T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terson, Dimitr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terson, Luk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xson, Scot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yne, Log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rs, Eri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erman, Cedri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ko, Domat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Shau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kston, Ja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scitelli, Sabb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oitua, Ropat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ta, Denn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amalu, Tro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ite, Lousaka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k, N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Pollak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lard, Berna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ol, Brodne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e, Leonar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ey, Juli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luszny, Pau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ter, Zac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ha, Sion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ncey, Maurkic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ncey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, Jerr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ll, Bila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rs, Jerrau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ter, Mat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sley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ton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, Taylo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sinski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itt, Jul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yor, My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yor, Terrell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, Glove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n, Brad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ckers, Nei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Rackley, Wi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Man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ner, Dav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ding, Cor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man, Isaa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ce, Marc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Brook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E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d, Ja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tz, Jo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vis, Darrell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, Vincen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, Ra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Richard, Jam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on, Barr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dley, Stev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ley, Er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nehart, Cha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nger, Jav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a, Mik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s, Keit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s, Philip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on, Craig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Bo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Wi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Zac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skie, Br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ethlisberger, Be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ers, Just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and, Denn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os, Micha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osevelt, Naam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ario, Dan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Ja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th, Mat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utt, Stanfo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yal, Edd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bin, Ahtyb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cker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cker, Froste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cker, Mart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sell, Anders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tland, Kev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ud, Barret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s, DeMec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Mark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ers, Bob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ers, Emmanu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s, Rober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ford, Bri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pp, Rick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tele, Sam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turday, Je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nders, Wesly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fe, Dami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ife, Bo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aefering, Bri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aub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lens, Cha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lling, Steph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lauderaff, Caleb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bee, Jos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Bar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Bernar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Bry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Ja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Jonath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Trevo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y, Da'Nor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vie, Georg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ssion, Clin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ymour, Richar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pton, Darry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ughnessy, Mat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w, Jarro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w, Ti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ard, Jabaa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ffield, Camer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ppard, Kelv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ppard, Lit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ppard, Malcol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rod, Dezmon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pley, Jord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s, Ceci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er, Brand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iga, Sealve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estro, Alex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mons, Tray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pson, Jerom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s, Davi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s, Erni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s, Pa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ine, Buste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uta, D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ater, Matthew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aton, Stev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auson, Ma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a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ex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ndr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ntho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ntoni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rmon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Bra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B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Clift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D'Anthon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Dary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Derre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Eri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Henr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imm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Le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Rust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Se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Shau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Shell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Torr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Wad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der, Nat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iai, Pau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nn, Cha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ars, Quint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ncer, Ow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rry, Kor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kes, Brand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kes, Take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ller, C.J.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tler, Aust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tz, Ja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zi, Rick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ks, Max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ks, Rand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inbach, Eri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phens, Emmanu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vens, Craig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Davi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ngily, Byr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ickland, Donal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ckey, Darre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ddard, Kas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debaker, And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ccop, Ry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ggs, Terre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isham, Shau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mers, Fran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ft, Nat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tzer, Micha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lvester, Stevens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mme, Jac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pinian, Jeff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e, B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e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Bra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Fre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Ik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Jas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Taylor, Phillip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Tyro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bow, Ti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pper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vaseu, Mart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igpen, Tyler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Bry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Ca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ani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emaryi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onal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aimi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o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uli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Kev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Marc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Syd'Qu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mons, Lawrenc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bert, Mik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linson, LaDain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nga, Manas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one, Ti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bor, Regg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ibio, Anthon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nt, Morg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plett, Nat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pp, Kiant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up, Tor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ufant, Isaia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usnik, Jas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Pat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Rober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Trev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derwood, Ti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rein, Mitch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ban, Jerhem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bik, Kraig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los, Stev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 Dyke, DeMarc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squez, Lou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ughn, Cassi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asco, Fernando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dheer, Jare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trone, Raymon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trone, Ros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een, Shan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miglio, Ja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ner, Alterrau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ckers, Lawren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ckerson, Kev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atieri, Ada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ek, Bill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lmer, Sebasti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ke, Camer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Cod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Robert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Seneca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er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ers, Bry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on, J.D.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, Derric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, Hin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, T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ren, Gerar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ren, T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Donal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Nat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s, Bri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son, Benjam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t, J.J.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yne, Regg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b, Lardari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er, Ad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ddle, Eri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ker, W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ndell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, Chast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erman, Jamaa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alen, Ry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eler, Philip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mper, Gu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Blai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Chr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John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Trac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head, Terre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worth, Andrew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egmann, Cas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ggins, Ken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fork, Vi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hite, Jonath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kerson, Muhamma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Aa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Bobbi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Bobb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Car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Chav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.J.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am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emorri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Edd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me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var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Keit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Kyl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LaQu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alcol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ari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Pa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Rick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orr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ra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s, Ma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y, Dr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Georg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Gibri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Jimm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Kr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Kyl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Trac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mbley, Kameri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dsor, Ro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ston, Eri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sniewski, Stef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therspoon, Wi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, Eri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head, Dan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ley, LaMar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s, A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yard, Wesle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ilds, Jas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Mik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Sharee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nda, Marsha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tes, T.J.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atman, Wil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boty, Asht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Alber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Eri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Sa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Usam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bikowski, To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enon, Jonath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dul-Quddus, Is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dullah, Hamz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dullah, Husa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iamiri, Victo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raham, Joh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ho, Sa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Anthon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Cheste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Dar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Kyl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Micha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Phillip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ibi, Xavie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kins, Spence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none, Rober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h You, C.J.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jirotutu, Sey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kers, Davi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bright, Alex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xander, Danar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xander, Lorenz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Armand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Ashe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Jare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Na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Pierr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Roge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ya, Jonath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ndola, Dan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ukamara, Prin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Andre'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Col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Derek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Jame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ews, Stac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white, Antw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eneaux, Emmanu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her, Brand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kin, Davi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mstrong, Antho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nett, Al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omashodu, D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ington, Adri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ante, Larr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iata, Mat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omugha, Nnamd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ogwe, Oshiomogh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in, Marv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in, Mil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in, Terre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ant, Jas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ril, Cliff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odele, Rem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as, Davi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bin, J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bineaux, Jonath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kus, Je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D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jema, Bill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Chr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Sa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dwin, Dou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dwin, Erv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, Al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ard, Christi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ard, Ja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mer, Kentw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ogun, Mik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ks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nan, Just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er, Mari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er, Rond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re, All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den, Rams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s, Kev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s, Ti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idge, Gar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el, Richar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ell, 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h, Conno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holomew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iste, D'Anth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son, J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tty, Wi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, Joh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um, Trav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with, Dar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ler, Chas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Byr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Jacob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Joiqu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Kahli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amy, Trav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, Arrelio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ett, Ear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ett, Martellu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ett, Micha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er, Jo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nadeau, Mackenz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nard, Rock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ry, Aa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st, Jahvi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ermann, Kro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gby, Atar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ggers, E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lings, Monte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mingham, DeCori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hop, Desmon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, Ahma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, Quinc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burn, Chas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mon, Wi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lock, Just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unt, LeGarrett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an, Dontavia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ey, Michae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ker, Lorenz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ne, Alex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the, Kev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el, Dio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en, Stephe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ers, Da'Qu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man, NaVorr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man, Za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ford, All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ford, S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ley, Stewar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shaw, Ahma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ch, Al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dstater, To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es, Dr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nt, Josh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wer, Jame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dges, Jerem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ggs, Lanc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nkley, Jaspe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coe, Dezm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k, Rahee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k, Tramain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kel, Rich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oking, Keit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oks, Ahma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Andr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Charle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Dar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Jamma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Ja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Jos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Levi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Patric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Ronn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Tare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er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ing, Bryan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Dez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Mat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Re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hanon, Phillip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ehler, Davi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aga, B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leson, Nat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nett, Morg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ton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ton, Steph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Jarret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rod, Jerm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sey, Nat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Crez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Dari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De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Ezr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Jame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Mari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Victo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ers, Je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ham, Na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d, Dominiqu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houn, Du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away, Rob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arillo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Cala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field, Se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ty, Chr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ey, 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imi, Gab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os, Keit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son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Bobb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Jame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Rud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, David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iker, Ada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Brand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Bruc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Davi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illas, Jonath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lek, Bren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berlain, Chr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bers, Kir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cellor, K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ey, Jama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pas, Shau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leston, Jeff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rilus, Gosde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ster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es, Joh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nasa, Ug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urch, Barr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bo, Ty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Desmon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usen, Jimm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born, Adri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ton, Keen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ton, Mar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yton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ens, Kelle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ons, Chr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fton, Cha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utts, Tyl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bb, Randal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, Micha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field, Barr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, Tren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man, Eri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man, Keny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man, Kur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edge, Dary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Je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N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ston, Marqu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as, Jonath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e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or, D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idine, Se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e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Eri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ley, Chr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per, Ril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dle, Ji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by, DeMarco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ta, Phi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tanzo, Blak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x, Kenna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x, Mik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tree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tree, Tom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mpton, Jonath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sby, Mas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wder, Ti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z, Victo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djo, Jermell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breath, John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liver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y, Dominiqu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tler, Ja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trera, Jaco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'Imperio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hl, Craig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hl, Harv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, Chas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Anth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C.J.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Chaunc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D.J.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Dexte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Fre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Jos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Kel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Leonar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Rashi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Thoma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Vern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Puente, Bri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Cicco, Do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Coud, Thoma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Geare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Palma, D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an, Lar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mas, Lou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t, Akee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ine, No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hl, Davi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trich-Smith, Ev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ard, Phillip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vens, Lama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xon, Anth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xon, Antoni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bbs, Demarc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ckery, Derric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ckett, Darn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ggett, Derr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guez, Ra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restein, Perr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tson, Dema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cet, Earl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ghty, Ree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glas, Ha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y, Jim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iver, Donal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bar, Jo-Lon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lap, King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ant, Just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ham, Kri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tch, Doug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son, N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wards, Armant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wards, Ra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wards, 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kejiuba, Isaia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m, Abr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Sedr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more, Rick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erle, Nath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vin, All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Fre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Jahri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Jonath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ine, Je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irley, N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naika, Pau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well, Heat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ley, A.J.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ly, Ja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ammetta, T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ley, Ja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ley, Jermicha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tzgerald, La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etcher, Bradle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etcher, Lond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uellen, Andr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ynn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kou, Mois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bath, Ka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sett, Justi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te, Mat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Mas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untain, Mauri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x, Ja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x, Keyar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mpton, Eri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cies, Coy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cois, Ro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lin, Aubray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lin, Coll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ks, Dominiqu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, Doug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man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a, Sion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sco, Brand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ffney, Jab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ither, Oma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itor, Antho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ette, Junio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arda, Tom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ery, Rober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ble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dy, Dyl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o, Graha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t, 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za, Roberto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athers, Clift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us, Samp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berry, D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hart, Tob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tis, Davi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acomini, Breno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Gar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Thadde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more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n, Te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dfrey, Charle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ff, Jonath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berg, Ada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son, Dash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ston, Kedric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s, DeJ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T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en, Tavare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son, Mik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win, Jonath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Clet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y, Jos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e, Fran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uld, Robb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Brand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Core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Earnes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Jim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t, Bakar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t, De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t, Lar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t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ves, Joh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Alex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Howar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Marsha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way, Cha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r, Jabar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isen, Chr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ffen, Ever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ffin, Cedri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mes, Bren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mm, Cod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ss, Jord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ssman, Rex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dugli, B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on, Letro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rley, Tor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tierrez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y, Lawre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dnot, Rex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gans, Clar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gerty, Johnath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Cha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De'v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DeAngel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Dere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Jame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Kor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Max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Ro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ler, Jam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lin, Mik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gartner, Geo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ie, Caleb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kerson, Leonar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nula, Be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en, Mat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on, Jas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on, Joseli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alson, Pary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bor, Cla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man, Dere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y, Dani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y, Greg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grove, Anthon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per, Rom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ell, Grah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A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Dway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Marc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Jerom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ley, Garrett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sock, B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vin, Perc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tings, Jo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tcher, J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uschka, Steve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vili, Stanl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k, A.J.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ley, Jo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thorne, Davi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den, Kelv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e, Jov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es, Geno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nesworth, Alber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ward, Ada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p, Tod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ler, Wil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u, Ro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erson, Deve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erson, E.J.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erson, Eri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erson, Joh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ricks, Dwayn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ery, Alex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ry, Rick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emans, Tod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era, Anth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ing, Wil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zlich, Mar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ster, D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gins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htower, Tim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Lero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Sammie Le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Shau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iard, Cor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xon, Domeni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ese, J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gan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gue, Doug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comb, Curt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and, Dev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and, Montra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ey, Jess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iday, Vonn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mes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man, Ros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od, Rode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omanawanui, Micha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pkins, Chris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n, Levi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e, Dav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ler, R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ton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Kev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Rober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ll, Josh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ber, Ram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phrey, Tor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, Phillip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Jeremih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Kendal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rt, Mauric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tchinson, Stev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noski, Henr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donije, Isra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gersoll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gram, Mar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upati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ory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Bri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DeSe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Deonte'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Jamaa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Lawre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Rob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Stev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Tana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Tarvar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obs, Brand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es, Bradi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es, Rober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rett, Jaiquaw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an Francois, Rick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an-Gilles, Max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anpierre, Lemu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coat, Se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erson, A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Culle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Jarv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Malcol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Micha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Mik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M.D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Ti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nigan, Jerre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ry, Peri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Bru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al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ar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harle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harli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DJ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Georg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Herm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aymar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e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Marqu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Michae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Rasha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Ronal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Staf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Tom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Tyre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lly, Kyl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Bra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Cha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Col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Felix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Greg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am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ohnn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ul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Regg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Se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dan, Akee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dan, Camer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, Dav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, Linva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rovich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stice, Winst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epernick, Coli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fka, Mik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il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ay, Joh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arse, Fran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hl, Bry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iser, Thoma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ith, Brand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ce, Ja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y, Regg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dricks, Lanc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nedy, Jimm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rrigan, Ry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lgore, Dani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Caleb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Jarrie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Jeff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Just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Mitch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tna, J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wanuka, Mathia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einsasser, Jim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x, Johnn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lb, Kevi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mar, Max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z, James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oistra, Sco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ier, Kyl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walski, Kev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istick, Keat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hn, Joh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nalic, Adi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Fell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ri, Dere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ry, La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g, T.J.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sen, Te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timore, Jamari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timore, Ke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urinaitis, Jame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s, Trevo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oir, Mar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Jame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Pa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Se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on, Ori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non, Par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nard, Josh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houre, Mik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uli, Laupepa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ine, Antho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ingston, Lazari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vy, DeAndr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Di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My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Ro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chtensteiger, Kor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ley, Treva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sey, Kore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ssemore, Se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loyd, Brand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loyd, Greg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adholt, Phi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ckette, Ricard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cklear, Se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fton, Curti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gan, Stef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, Chr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well, Ry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ig, Erik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uis, Lanc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, DeMarcu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mpkin, Kregg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mpkin, Rick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tui, Deuc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nch, Core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nch, Marshaw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e, Keen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k, Elbert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lin, Jerem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u, Moss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, Eli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ham, Mari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agos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e, Olindo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, Curt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all, Richa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Der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Sherro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is, Ev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ws, Case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ws, Cla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ws, Cliff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ws, Joh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ison, B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well, By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Bride, Tur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rgo, Joh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ain, Terr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endon, Jacque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ure, Tod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wn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Anth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Geral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LeSe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Mat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ray, Dan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Clint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Ra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e, Stephe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Ilwain, Kamaa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Intosh, Rock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ee, Ry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enzie, Karee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enzie, Tyron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Neill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Quistan, Pa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Quistan, Pau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chem, Rober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bane, Brand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ier, Ke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ton, Henr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iweather, Brand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kell, Quint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Brit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Bru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Jord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N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Ro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Zach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ffitt, Be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ffitt, Joh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tgomery, Wi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D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Joshu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La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Willi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Jo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Jos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Michae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Mik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ah, Camer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Mauric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Samm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s, Santana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en, Ad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uri, Jeff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ghelli, Ov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nnerlyn, Capta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Jerom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ray, DeMarc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rs, Rob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les, Lama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anee, Legedu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gy, Bi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lbone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l, Mik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blett, Andr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ild, Chri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ms, Cor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Jonath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Jor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To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, Na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house, Marsha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man, Terenc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ton, Cam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holas, Stephe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ks, Car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ks, Hakeem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xon, Davi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ris, Mor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ris, Slad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wood, Eric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wood, Jeriou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wagbuo, Ogemd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bomanu, B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hobaase, Vi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letree, K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am, Fran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oye, Amob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ung, Russe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sen, Eri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sen, Greg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iyale, Fran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atolu, Kenn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kpo, B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borne, Bren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ah, Je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rbay, Nath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ens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ea, Stephe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ge, Jarra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r, Ashle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r, Michael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Juqu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Mart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Presto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nell, Jerme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coe, Bear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rick, B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rick, John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terson, Mik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, Nile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sen, Log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ysinger, Spencer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elle, Just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mberton, Col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n, Donal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pers, Juli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prah, Charl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rilloux, Ry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, Mik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man, E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man, Stephe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, Cor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, Ja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on, Adri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on, Mik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on, Pat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us, Mitc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tigrew, Brand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tis, Aust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Jas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Joh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Ken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analto, Zack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ckett, Ry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rre-Paul, J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ares, Kealoha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kard, Jos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umbus, Tyle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nder, Christia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pinga, Brad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ppinga, Kell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er, Joe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er, Quin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er, Trac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is, Josh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ll, Carlt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ll, William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sley, DeMario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, Bri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gh, Jord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less, Andrew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n, Richar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n, Rober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Rachal, Chilo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way, Raymon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iola, Dominic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ji, B.J.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tliff, Bre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tliff, Ja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mond, Mistra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man, Chris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D'Aundr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Nick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sner, Al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uland, Konra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nolds, Chas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nolds, Dalla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nolds, Garre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des, Kerr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, Sidn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ley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ley, Marcu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ley, Perr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ach, N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bins, Fre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, Andr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Aldrick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Dunt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Lauren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Micha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Patric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son, Bri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y, Courtn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gers, Aaro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gers, Jacquizz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gers-Cromartie, Dominiqu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ers, Carlo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ers, Shau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le, Antre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le, B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berg, Bre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us, Greg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o, Tony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nfels, Sag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Aa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Brandi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Dray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um, Alle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yster, Ev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dolph, Kyl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, Ma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, Tit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ffold, Rodge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ne, Brand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s, Greg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pson, DeMarco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uel, Asan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ers, Jame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ford, Jamarc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ucci, D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zenbacher, Dan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pp, Ben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sh, Tyle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ndrick, Orland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ffler, Ton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llinger, Shan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mitt, Ow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mitt, Tyler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ofield, O'Brie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wartz, Geoff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Da'R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Dare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Darri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lers, Mi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dejo, Andrew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dlein, Lyl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n, Jord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nsabaugh, Geral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nle, Scot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, Kor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els, Marc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man, Anthon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man, Richard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rod, Dere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ancoe, Visanth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elds, Sam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rley, Jas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ate, Jeff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ckey, Jerem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twell, Kyl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uler, Micke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dbury, Lawre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a, Man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a, Ricard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mons, Mont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s, Eugen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s, Rob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ntim, Clint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tton, Jos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elton, John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elton, Stev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ll, Ra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d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ex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fons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lphonso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ndr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Anton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Chri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D.J.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Greg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as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ust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Kevi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Malcolm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Reggi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Stev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Tyro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Willi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Wi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son, Shak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ee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elling, Jas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yder, Adam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'oto, Vic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poaga, Isaac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ch, Steph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eth, Matt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ars, Marc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ncer, Anthony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ncer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ncer, Shawnta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evey, Amar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llman, C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oles, Darre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urlock, Micheal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fford, Matth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ley, Jo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llworth, Donte'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back, Isaiah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ford, R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ton, Drew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ks, Jame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ltz, Craig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phens, Reggi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phens-Howling, LaRo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Dari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Jonath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cker, Luk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vall, Mauri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ief, Zach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ughter, Sammi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ckey, Chansi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rdivant, Qu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h, Ndamukong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llivan, Joh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vitek, Wil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ain, Brett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ib, Aqib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ley, Ronal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ner, Phillip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pp, Darry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e, Gold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ua, Vai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Chester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Chris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Herb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Kerr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Ry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Zan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'o-Nesheim, Danie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nnant, Ma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Arthur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avid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Devi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Ear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.T.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os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os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Pierr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Terrell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Brandy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nton, Cedric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son, Bra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urmond, Walte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llman, Charle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dman, Jord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eaina, Matt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er, Greg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iver, Terrenc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lefson, Dav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zien, Scott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ence, Leig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w-Arnett, Nick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y, Ad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han, Patr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ttou, Just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utwein, Phil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ueblood, Jerem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ufant, Marcu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ck, Just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imaunei, Suaesi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kuafu, Will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lloch, Stephe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pou, Fenuki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Barr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Micha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nes, Lawrenc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oh, T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menyiora, Osi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ger, Max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acher, Br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dez, Jos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den Bosch, Kyl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dervelde, Julia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ughan, Josh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ughn, Chip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able, Winst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ck, Michael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ma, Jonath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bora, David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den, Eri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Delani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Frank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Reggi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Sea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Vanc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Cod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s, Darri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ers, Anthon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e, D.J.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e, DeMarcu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Chauncey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Dary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shington, Leo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kins, Dan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son, Dekod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atherspoon, Se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aver, Ros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b, J'Marcu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b, Jo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ber, Raymond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ster, Corey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ems, Eric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ch, Thoma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s, Beani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s, Scot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ndling, Joh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brook, Byr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arton, Travell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Marku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Rod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hurst, Charli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ner, Don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hoite, Michael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kerson, Jimm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Brando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Cadillac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Chris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Cor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.J.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eAngelo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Edwin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Garr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Ia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bara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cquia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s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Keiland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Kevin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Kyl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adieu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ike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Ro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Ryan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Set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Stephen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edd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homas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ramo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rent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Zack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s, Patric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Adri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C.J.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C.J.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E.J.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John Parker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Josh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Kion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Martez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field, Antoin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slow, Kelle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swyk, Rya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therspoon, Brian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tten, Jaso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mack, Floy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son, Charles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tton, Corey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thington, Doug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agge, Ton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DeAndr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Eric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K.J.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Majo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Rodney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otto, Mansfield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ynn, Jarius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D.J.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Darrel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Titus</text:p>
          </table:table-cell>
          <table:table-cell office:value-type="string" table:style-name="ce1">
            <text:p>WR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Vince</text:p>
          </table:table-cell>
          <table:table-cell office:value-type="string" table:style-name="ce1">
            <text:p>Q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Willi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emba, Lee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mbo, Frank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Zuttah, Jeremy</text:p>
          </table:table-cell>
          <table:table-cell office:value-type="string" table:style-name="ce1">
            <text:p>OL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nals, Arizon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cons, Atlant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vens, Baltimor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ls, Buffal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thers, Carolin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rs, Chicag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gals, Cincinnati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s, Cleveland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boys, Dalla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ncos, Denver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ons, Detroit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kers, Green Bay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GN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xans, Houston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ts, Indianapoli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guars, Jacksonvill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J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efs, Kansas City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lphins, Miami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kings, Minnesot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riots, New England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W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nts, New Orlean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ants, New York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ts, New York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NYJ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iders, Oakland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gles, Philadelphia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elers, Pittsburgh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gers, San Dieg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ers, San Francisco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hawks, Seattl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s, St Louis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caneers, Tampa Bay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tans, Tennessee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T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skins, Washington</text:p>
          </table:table-cell>
          <table:table-cell office:value-type="string" table:style-name="ce1">
            <text:p>DE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number-rows-repeated="60710" table:style-name="ro1">
          <table:table-cell table:number-columns-repeated="16384"/>
        </table:table-row>
        <table:table-row table:number-rows-repeated="2488" table:style-name="ro1" table:visibility="collapse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MLB_2012" table:style-name="ta1"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T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Mat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Brando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onso, Yonder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Lar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Jeff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on, Daric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es, Aaro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t, Brando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yan, Russel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Billy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rera, Migue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, Mike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Chri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ent, Jeff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per, Davi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Chri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Ike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olittle, Sea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da, Luca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n, Adam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dred, Bra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Nick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man, Freddie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agher, Jim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ambi, Jaso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schmidt, Pau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z, Mauro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Adria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zman, Jesu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ue, Mat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ilton, Mark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pe, Bra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ton, Tod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nske, Eric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smer, Eric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ard, Rya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ff, Aubrey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hikawa, Travi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Da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'aihue, Kila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jeldgaard, Brock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erko, Pau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Porta, Mat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oche, Adam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, Adam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ey, Jame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tz, Donal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honey, Joe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rero, Chri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ade, Michae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jia, Ernesto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anda, Jua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Tyler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ales, Kendry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eland, Mitch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neau, Justi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se, Michae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Danie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varro, Efre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Bra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rbay, Lyle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melee, Chris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cucci, Valentino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rce, Steve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ll, Bret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jols, Alber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zzo, Anthony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Clin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ttino, Vinny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Gaby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oak, Justi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yder, Brando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ieby, Ryan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ixeira, Mark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e, Jim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y, Cha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y, Chad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umbo, Mark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lalona, Angel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tto, Joey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Bret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h, Matt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kley, Dusti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David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Ry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uve, Jos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rista, Alexi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nelli, Matt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iles, Mik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y, Darwi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ham, Gord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nco, Andre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iss, Emmanuel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o, Robins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illa, Alexi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ellanos, Alex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g, Ra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rad, Brook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ona, Reegi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be, Callix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berson, Charli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Jesus, Iv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Witt, Blak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ker, Travi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calso, Daniel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, Argeni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wns, Matt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Mark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pinosa, Dann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ris, Eric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herty, Ry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ntenot, Mik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dsen, Kevi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a, Harold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man, Esteb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z, Chri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avotella, Johnn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Alberto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Edgar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e, Tyler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irston, Jerr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Brend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vens, Rees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Anders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era, Jonath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Aar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ffpauir, Jarrett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dson, Orlando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Luk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ante, Omar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zturis, Maicer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menez, D'Angelo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Kell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, Corb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ta, Matt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drick, Howard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nedy, Adam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ppinger, Jeff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sler, I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pnis, Jas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ahieu, DJ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mbardozzi, Stephe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a, Hector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sonet, Edwi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Scott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Chri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ino, And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terson, Eric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droia, Dusti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droza, Jaim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lps, Cord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Brand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burn, Ry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ymes, Will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, Bri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, Ry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Henr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ro, Nichola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ales, Adam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Fredd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iago, Ram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tin, Josh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umaker, Skip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utaro, Marco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jada, Rube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jeda, Oscar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urston, Jo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bert, Matt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isano, Joh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Justi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gla, Da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ley, Chas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aika, Chri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buena, Luis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despin, Jordan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dez, Jeudy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dez, Wilso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Neil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eks, Jemil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eks, Rickie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ng, Kolte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Delwy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brist, Ben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varez, Pedro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ez, Pedro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sley, Jeff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Josh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iard, Ronni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tre, Adri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emit, Wilso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ke, Case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m, Geoff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oughs, Se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iro, Miguel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aspo, Alberto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tu, Jorg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zler, Rus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Mat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ellanos, Nick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senhall, Lonni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x, Zack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nell, Jame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bbs, Greg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guez, Chri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minguez, Mat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Terr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gins, Chon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sythe, Log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cisco, Ju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zier, Todd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se, David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mel, Ma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laspie, Conor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Taylor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nahan, Jack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Josh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dley, Chas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ge, Brando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hri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Chipper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y, Do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uzmanoff, Kevi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oche, And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ird, Brando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rie, Bret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ddi, Alex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goria, Ev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tz, Zach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gini, Mat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Francisco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Michael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hee, Case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Pherson, Dalla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ddlebrooks, Will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Rus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el, Bren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stakas, Mik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zzo, Matthew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t, Mik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r, Pet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a, Ramiro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anco, Placido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nto, Nick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Arami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nolds, Mark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ncon, Edinso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o, Carlo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Alex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en, Scot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ro, Deibinso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ine, Andrew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oval, Pablo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ger, Kyl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zemore, Scott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Core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to, Neftali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ars, Nate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sberry, Craig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I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mons, We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ibe, Ju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encia, Dann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ters, Josh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eler, Zelou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gginton, T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, Brando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ward, Chris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th, Danny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David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kilis, Kevi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Michael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mmerman, Ryan</text:p>
          </table:table-cell>
          <table:table-cell office:value-type="string" table:style-name="ce1">
            <text:p>3B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rianza, Ehir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ino, Robert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us, Elvi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ias, Joaqu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bar, Erick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mes, Clint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lett, Jaso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ncourt, Yuniesk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anchi, Jeff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cock, Bri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ifacio, Emili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gnac, Reid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rera, Asdrubal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rera, Everth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enas, Adri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oll, Jame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ro, Starl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deno, Ronn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riaco, Aud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riaco, Pedr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zart, Zack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wford, Brando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z, Lui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ond, I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, Jonath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, Ju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ald, Jaso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zier, Bri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w, Stephe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obar, Alcide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obar, Eduard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obar, Yunel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eld, Thoma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res, Wilme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rimon, Pedr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rcal, Rafael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vis, Fredd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z, Hecto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Alex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Marw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De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Devari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Nick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gorius, Didi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y, J.J.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chavarria, Adein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Dior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cks, Brando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imon, Michael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lesias, Jos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rg, Cal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zturis, Cesa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Ry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ish, Paul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ter, Derek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Elliot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wasaki, Munenori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zma, Pet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hn, Tyle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ke, Junio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bin, Chas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a, Christi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merman, Jak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sey, Taylo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wrie, Jed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Ozzi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y, Mik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Joh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cer, Jord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lat, Greg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Donni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varro, Yamaic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gron, Kri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shioka, Tsuyoshi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onan, Nick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nez, Eduard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nez, Gustav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medo, Ra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ik, Jo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edes, Jimm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tornicky, Tyle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nington, Cliff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alta, Jhonn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Darw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Hern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uffe, Trevo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tanilla, Oma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Alexei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Hanle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es, Jos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Lui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Se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lins, Jimm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ro, Nium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, Brend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Angel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gura, Jea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lers, Just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gard, Eric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tton, Drew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unfel, Carlos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lowitzki, Tro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azquez, Gil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ez, Eugenio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zquel, Omar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Jack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Josh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wadzki, Lanc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'Arnaud, Chas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reu, Bobb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y, Ja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mon, Charli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nks, Kyl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omquist, Willi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esch, Brenn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rgeois, Ja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tley, Micha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un, Ry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ana, Ton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vazos-Galvez, Bri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vin, Tyl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tanza, Jos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ig, Alle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wford, Car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we, Trevo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st, Jack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rks, And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can, Shelle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ld, Sam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dner, Bre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lespie, Col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Carlo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Alex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wynn, Ton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man, Greg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ilton, Josh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isey, Chr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iday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ffman, Cha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Desmon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eschnick, Rog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bel, Ja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Carlo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ugh, Davi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J.D.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well, Just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Bryde, Mik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on, Log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Davi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l, Thoma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a, Gerard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guero, Carlo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guero, Francisc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Ju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tit, Chr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ado, Mart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ley, Alex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dick, Josh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mold, Nol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a, Ju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Derrick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ggiano, Just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rt, Brand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erio, AOFred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ider, Trav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iano, AOFons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bata, Jos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mes, Eric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soni, Ren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glarz, Nick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s, Vern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ngham, Josh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Mik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Delm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Eric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le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tre, Eng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son, Jo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nadina, Rog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ry, Quint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bon, Juli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rjos, Pet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rn, Micha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Core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Gar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d, Marl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in, Lorenz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eron, Mik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era, Ezequi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bers, Adr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istian, Just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ghlan, Chr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n, Bra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sins, Sco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isp, Coc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ks, Jord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Rajai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son, Jarro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monds, Jim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sbury, Jacob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irley, Wendel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iciano, Jesu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d, Darre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wler, Dext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a, Avisai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thright, Joe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try, Craig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z, Carlo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ham, Tyl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erson, Curt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tierrez, Frankl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Gorky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dson, Kyl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Cedric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Aust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y, J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Adam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ary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ish, Ry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mp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, Che-Hsu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ewen, Adam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er, Mitch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Leony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roianni, Dar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ison, Kev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berry, Joh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bin, Camer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utchen, Andrew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Jare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Jerem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gan, Nyj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uwenhuis, Kirk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gan, Ang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az, Jord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en, Bry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pps, Den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die, Ja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smus, Colb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vere, Be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on, Anto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os, Alex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, Brand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Shan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Trayv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ppelt, Dav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nders, Micha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afer, Jord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afer, Log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uck, J.B.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zemore, Grad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n, Denar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bbs, Drew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czur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veras, Will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lor, Micha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kotte, Blak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Trayc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es, Andre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ut, Mik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pton, B.J.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 Slyke, Sco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ctorino, Shan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free, Davi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se, Dewayn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Chr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ia, Oswald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utista, Jos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tran, Carlo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kman, Lanc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usevic, Bri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ker, Joh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Andrew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Domonic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ce, Ja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houn, Kol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son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vez, Johermy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o, Shin-So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peland, Be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gill, Coll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z, Nel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ddyer, Michae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Aza, Alejandr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Jesus, Davi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oOFia, Chr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erson, Chri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nkelman, Bri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thier, Andr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coeur, Jeff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lies, Ty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dl, Caleb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yer, Brand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irston, Sco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per, Bryc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, Core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mida, Jerem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yward, Ja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Torii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Reed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Garre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yce, Mat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pler, Gab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matsu, Erik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Hair, Bry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e, Ja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llibridge, Bren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akis, Nick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Darnel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Quail, Stephe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sa, Melk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s, Brand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eltjen, Trent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ce, Hunt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ko, Ja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sell, Kyl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s, Jerry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erholtz, Nat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erra, Moises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ton, Mik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zuki, Ichiro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sher, Nick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Clet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pton, Justi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able, Will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ciedo, Daya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s, Casper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rth, Jayson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carnacion, Edwin</text:p>
          </table:table-cell>
          <table:table-cell office:value-type="string" table:style-name="ce1">
            <text:p>UTIL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fner, Travis</text:p>
          </table:table-cell>
          <table:table-cell office:value-type="string" table:style-name="ce1">
            <text:p>UTIL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iz, David</text:p>
          </table:table-cell>
          <table:table-cell office:value-type="string" table:style-name="ce1">
            <text:p>UTIL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icht, Michael</text:p>
          </table:table-cell>
          <table:table-cell office:value-type="string" table:style-name="ce1">
            <text:p>UTIL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Aus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varez, Hender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Bre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onini, Micha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her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uelles, No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ieta, Ja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oyo, Bron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encio, Jair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mont, Phillipp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ilan, Lu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xelrod, Dyl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denhop, Bur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Home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Sco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ks, Jos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s, Sco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chy, Brand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van, Bla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ett, Jos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dard, Eri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tre, Oma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jamin, Ram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esen, Bra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nces, Dell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lingsley, Cha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ckburn, Nic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nton, Jo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kman, Andrew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en, Dalla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gham, Ja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tton, Dra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tton, Zac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mberg, Davi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hholz, Cla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ehrle, Mar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eno, Francisle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mgarner, Madi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ndy, Dyl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nett, A.J.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es, Bri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Dav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rera, Albert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rera, Edwa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hill, Trevo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in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inero, Arquimede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uano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mona, Faust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asco, Carlo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son, Rober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hner, Andrew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ro, Sim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cil, Bre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cin, Jhouly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pman, Jay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wood, Tyle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n, Bruc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n, Wei-Y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o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ens, Pau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bb, Ale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man, Case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menter, Jos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me, Alexande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cino, Dani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dier, Eri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reia, Ke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sby, Case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eto, Johnn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ks, Joh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vish, Yu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Wad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Cruz, Kel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Rosa, Dan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Rosa, Jorg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Rosa, Rubb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os Santos, Migu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Paula, Jos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gado, Randal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mpster, Ry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twiler, Ros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mond, Sco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ey, R.A.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son, Brand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lis, Rafa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wns, Dar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yle, Terr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bek, Kyl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ke, Olive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kworth, Brand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ensing, Bri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ffy, Dann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matrait, Phi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rton, Sco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right, Barr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ovaldi, Nat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land, Dana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milia, Jeury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dman, Sco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fe, Stephe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ueroa, Pedr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ter, Doug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tzgerald, Jus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nde, Yoh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yd, Ga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nt, Wilme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x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iedrich, Christi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rbush, Charli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ardo, Yovani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a, Fredd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a, Jaim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rison, Stev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za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t, Joh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ub, Joh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e, Dill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dfrey, Graha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z, Jeanma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Edga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Gi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wood, Nic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inke, Zac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ube, Jarre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erra, Deol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thrie, Jerem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eger, Charli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aday, Ro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els, Col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mel, Ja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d, Bra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on, Tomm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pp, J.A.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ang, Aar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en, D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, Ke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th, Deunt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fner, Jerem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lickson, Jerem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riks, Lia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n, Se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Feli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Pedr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nckley, Mi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chevar, Lu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and, Dere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over, J.J.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dson, Dani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dson, Ti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ff, Davi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Phi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ltzen, Dann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ber, Philip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Tomm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rley, Eric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wakuma, Hisashi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Zac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Cha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Tyrel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D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menez, Ubald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os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Nath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rrjens, Jai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stens, Jeff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y, Jo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nedy, I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rshaw, Clayt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uber, Core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ehler, To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key, Joh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ffey, Aar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nan, Joh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os, Ma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Blanc, Wad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ke, Mi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Cliff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Zac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sman, Charli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ter, J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Colb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Rommi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lly, Te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cecum, Ti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riano, Francisc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cke, Jeff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hse, Kyl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in, Bre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tzkar, Kyl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ux, Shan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we, Dere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les, Jord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holm, Pau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oney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um, Shau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quez, Jeff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quis, Ja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Fabi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s, Shair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erson, Jus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is, Doug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os, Osi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suzaka, Daisu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usz, Bri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a, Yunesk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zzaro, 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Allister, Zac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rthy, Brand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Jame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owan, Dus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uire, Dec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na, Yoerv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dez, Rom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doza, Lu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yers, Bra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ey, Wad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Andrew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Shelb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one, Tomm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or, Mi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ch, Pa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D.J.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ina, Nesto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Bry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ow, Brand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tensen, Clayt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ton, Charli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coso, Guillerm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eley, Dus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yer, Jami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rs, Bre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rveson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asio, Ju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mann, Jeff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se, Jonath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esi, Hecto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lasco, Rick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ris, Bu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va, Iv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Sullivan, Se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gando, Alexi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hlendoOF, Ros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r, Andrew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mas, Ju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ega, Anthon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ega, Yonata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tavino, Ada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utman, Jos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ens, Rud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Jarro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ino, Felip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ano, Car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cock, Bra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vy, Ja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OFrey, Mi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a, Ari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dleton, Lanc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alta, Wil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Mar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Olive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icka, Jacob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lps, Davi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mentel, Stolm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eda, Micha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eiro, Joe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eranz, Drew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cello, Ric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veda, Oma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, Davi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El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J.C.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Nei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ding, Ti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mond, Tod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es, Jo-J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nolds, Greg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, Clayt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, Garre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as, Amaur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on, Nat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les, Maurici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Aneur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Armand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Wand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ers, Esmi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gers, Mar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ro, Rick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ndon, Hecto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nthal, Trevo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Robbi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Ty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bathia, CC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zar, Dann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abia, Ale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Aniba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Jonath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ford, Shaw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na, Er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na, Joh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nders, Jo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vage, Wil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very, Jo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ppers, Tanner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rzer, Ma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winden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ddon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ields, Jame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emaker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egrist, Ke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a, Carlo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on, AOFred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wey, Kev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yly, Drew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nnanstine, And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sa, Henr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one, Chory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uffer, Ti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Zac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asburg, Stephe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arez, Alber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rkamp, Eric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bot, Mitc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ner, Clayt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ubenheim, T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heran, Juli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Aar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llman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lin, Jos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a, Matt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es, Ale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es, Carlo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cker, Ry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Jacob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gas, Ja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squez, Anthon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lander, Jus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larreal, Pedro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cent, Nick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gelsong, Ry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quez, Edinso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stad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da, Tsuyoshi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inwright, Adam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, Josh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ng, Chien-Ming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aver, Jere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ster, Alle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iland, Kyl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s, Rand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, Se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brook, Jak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Ale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erom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s, Dontrell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C.J.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Justi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throw, Chr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F, Rand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, Travi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ley, Vanc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mbrano, Carlos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mmermann, Jordan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to, Barr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rdsma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ad, Fernand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reu, Ju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reu, Winst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cardo, Jerem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eves, AOFred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osta, Ma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Mi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cock, Nat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feldt, Jerem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bers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burquerque, A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briz, Hecto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ias, Albert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redondo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canio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chison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xford, Joh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Andrew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ester, Coll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OFour, Gran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d, Dani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s, Anth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tardo, Anton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uer, Trevo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to, Pedr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, Cha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isario, Ronal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isle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iveau, Jeff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Heat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Trevo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ow, Duan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oit, Joaqu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ken, J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ancourt, Raf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evins, Jer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gs, Mitchel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tcheck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den, Mich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h, Bra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dock, Za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sier, 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y, Bil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slow, Craig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thers, Rex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xton, Jonath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ey, Bri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hholz, Taylo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ger, J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nett, Alex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nett, Se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ton, Jare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h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dak, Ti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bral, Cesa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ps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idad, Esmail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ignan, Andrew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son, Jes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mona, Ysm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enter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asco, D.J.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eno, Jo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Anth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illa, Santiag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evah, Bobb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illo, Albert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illo, Fab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illo, Lend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da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deno, Xavi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berlain, Joba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pman, Arold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vez, Jes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ate, Rand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istiani, Nic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shek, Stev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to, Maik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ppard, Tyl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llo, Rober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ke, Phi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man, Lou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Ti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n, Rom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eras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pas, Ma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rea, Hecto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in, Jes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wford, Ev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w, Aar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z, Rhin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igle, Case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ey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Fratus, Just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Cruz, Franki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eon, Jorg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os Santos, Fautin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duno, Samu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 Rosario, Ener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abar, Stev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mel, Sa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ine, Joe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kman, Jacob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ard, Ti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tel, Octav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bront, Felix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wns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n, Mi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ning, Ja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lefsen, Stev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kstrom, Mi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bert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y, Joh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pley, Cod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alona, Edgm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alona, Serg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rada, Marc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yre, Willi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ina, Al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nsworth, Kyl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quhar, Da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iciano, Pedr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ix, Francisc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iz, Neftali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ck, Chucki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en, Case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ers, Mich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, Rober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er, Carlo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eet, Aust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cisco, Fran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sor, J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man, Sa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ieri, Ernest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entes, Bri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lchino, Jeff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agher, Se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arrin, Co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, Jer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s, Brand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zelanny, To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y, Jeff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Se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gerson, Lu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gg, Kev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lli, J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erra, Jav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errier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tierrez, Carlo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tierrez, Ju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zman, Ang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adone, Nic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burger, Mar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ren, Eri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rahan, Jo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ell, Luca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old, Stephe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tcher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ksworth, Bla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ilman, Aar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lweg, Joh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bree, Heat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don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era, Da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era, Kelv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mann, Fran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Ri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ffman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and, Greg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st, Jerem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ell, J.P.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ber, J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Dust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Jare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arashi, Ryota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ante, Grego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man, Wil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ringhausen, J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Steve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kubauskas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sen, Kenle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ssen, Case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ress, Jerem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s, Bobb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psen, Kev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menez, Cesa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aquin, Wald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i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dy, Jos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ey, Shaw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drick, Kyl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sing, Log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mball, Col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mbrel, Craig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ney, Jos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tzler, Brand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rkman, Mich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hn, Mich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tos, Georg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wn, Andrew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oenke, Za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o, Hong-Chi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Cure, Sa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ague, Brand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dezma, Wi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Chen-Chang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n, Arcen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roux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coln, Bra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blom, Jos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say, Shan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strom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k, J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sch, Jes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ely, Mit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e, Kamer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gan, Boon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pez, Javi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pez, Wilt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we, Mar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ebke, Co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eke, Jos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etge, Luca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nn, Lanc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on, Brand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Dougal, Mi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hi, Je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son, 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nuson, Tryst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hay, R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e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ship, Jeff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zanillo, Sant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ek, Stephe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nez, Jh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mol, Carlo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all, Se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e, Lu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e, Victo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Raf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Cristhi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set, Nic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eo, Marco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ieson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us, 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ellan, Kyl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endon, Mi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utchen, Dani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e, Ja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len, K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ek, Ev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jia, Jenr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ancon, Mar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an, J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yer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kolio, Ka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jares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Ji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Just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s, Bra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asterios, Carlo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ales, Frankl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kos, Dani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te, J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jica, Edwar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han, Jo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ve, Fernand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berto, Jord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nez, Jho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nez, Le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Day, Darre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Flaherty, Eric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hman, Wil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r, Darre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eros, Lest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ogrosso, Bri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drusek, Log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a, Rick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ega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ero, D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elbon, Jonath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nell, Bobb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a, Ma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erson, Jo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terson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ton, Tro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ey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a, T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a, T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alta, Jo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domo, Lu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Ju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Lu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Raf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kins, Gle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kins, Vinc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ry, 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stano, Vinni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Za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eranz, Stuar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tor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cey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nam, Za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z, J.J.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owski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tana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Horac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Ram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os, Cesa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pada, Cla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uch, J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, Ronal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Addi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d, Ev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fer, Ada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neke, Cha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op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ynolds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, J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, Sco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ncon, Ju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a, Marian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on, Davi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ertson, Tyl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ney, Fernand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Fernand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Francisc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Francisc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Hen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uez, Wilm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enicke, Jos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ro, Felix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ro, J.C.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o, Serg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ario, Sand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in, Set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ffin, Chanc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nzler, D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sell, Ada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sell, Jame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zepczynski, Marc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to, Takashi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s, Fernand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e, Chri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ardzija, Jeff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s, Bri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Eduard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Romul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iago, Hecto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os, Sergi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rpetta, Cod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lereth, Dani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litter, Bri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wimer, Mich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ribner, Ev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ptimo, Ley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verino, Atahualpa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w, B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rrill, Georg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ons, Za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p, T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aten, Doug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, Kyl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o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ord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yder, Be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ia, Joaki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iano, Raf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nce, Jos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mmen, Craig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tter, Mit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nson, Jos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hr, Tyl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en, Drew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eet, Hust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p, Pedr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lts, Eric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rdevant, Tyle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tes, Mich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agerty, Jord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arzak, Anth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indle, R.J.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kahashi, Hisanori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eyama, Yoshinori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zawa, Junichi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aford, Evere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jeda, Robin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xeira, Kanekoa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tcher, Jo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yer, Dal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Bra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Just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Dary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Rich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nton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llman, Dani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bin, Mas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ncoso, Ramo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ehara, Koji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des, Rau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dez, Merk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iquette, Philipp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verde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 Mil, Loek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varo, Anth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squez, Esmerling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al, Donni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ters, Jon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as, Jos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dugo, 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lanueva, Carlo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larreal, Bra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larreal, Oscar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ola, Pedro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zcaino, Arodys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de, Co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gner, Nei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den, Jord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drop, Kyl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ers, P.J.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son, Ton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athers, Case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b, Ry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ker, Du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lan, Kevi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helmsen, To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k, Ada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Bri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se, Brendan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, Bla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, Kerr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od, Tim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Wesle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uertz, Micha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rkin, Matt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gurski, Mik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vada, Clay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egler, Brad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umaya, Joel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OFonzo, Eliez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B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ncibia, J.P.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mus, Br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ila, Ale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ker, Joh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dy, Je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ajas, Ro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d, Jos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hart, Tuck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nco, Henr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nke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can, J.C.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tly, Ro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k, Joh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dde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era, 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in, Lu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ali, Cur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h, Kev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illo, Welingt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illo, Wilk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ro, Ja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velli, Francisc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n, Chu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rinos, Robin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venger, Stev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sser, J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ger, Han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poran, Carlo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uz, To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Cruz, Lu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La Rosa, Ander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monico, Antho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, Robinz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aldson, Jos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mit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A.J.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pino, Damas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posito, Br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posito, Lu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derowicz, T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res, Jesu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wers, Tyl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x, Ja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yer, Eri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menez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menez, Hecto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zalez, Jos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sewisch, Tuff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dal, Yasman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mock, Robb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igan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es, Bre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Mich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nandez, Ram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mann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Koyi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Stev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aday, B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dley, N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annetta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ramillo, Ja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so, Joh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oloman, Br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menez, A.J.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menez, Lu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Ro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, Tomm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ttaras, Georg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atz, Eri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ird, Geral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varnway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hmann, Dan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n, San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rud, Stev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yland, Patr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baton, Jos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roy, Jonath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y, Don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donado, Carlo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donado, Mart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on, Lo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Russel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Lu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Victo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is, Jef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uer, Jo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nn, Br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nn, Jam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Kenry, Micha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donca, Tomm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cado, Orlan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soraco, Dev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Cork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ina, Jos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ina, Yadi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tero, Jesu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tero, Migu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Ada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ales, Jos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poli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keas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rris, Dere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ivo, Migu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heco, Jord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gnozzi, Ma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a, Bra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ez, Salvado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egley, Jos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Pau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rzynski, A.J.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a, Man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ey, Bust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tero, Humbert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roz, Guillerm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Carlo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irez, Ma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.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os, Wil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cker, Antho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a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vera, Ren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hOFing, D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ine, Aust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ario, Albert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ario, Wil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s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iz, Carlo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talamacchia, Jarro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chez, Hecto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ana, Carlo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os, Omi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midt, Konr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neider, Br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oppach, Kell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yder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ano, Jhonat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to, Geova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ley, Co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ck, Rober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sac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zuki, Kur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um, Crai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agarden, Taylo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le, Jos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ealba, Yorvi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wles, J.R.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anor, Ma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le, Sebast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side, El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eters, Ma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ck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F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Bobb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pez, Jos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'Arnaud, Trav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number-rows-repeated="1046998" table:style-name="ro1">
          <table:table-cell table:number-columns-repeated="16384"/>
        </table:table-row>
      </table:table>
      <table:table table:name="NBA_2011_-_201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T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abi, Solom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drich, Co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ny, Jo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ik, Om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ac, Stank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gnani, Andre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edrins, And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tche, Andra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ut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Kwam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num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by, Marcu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ndler, Ty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Ja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sins, DeMarcu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y, Ed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embert, Samu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op, DeSaga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onu, Chinemel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den, Semi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Jef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ye, Channin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ol, Mar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adness, Mickel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y, Aar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ddadi, Hame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ellson, Jos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wes, Spenc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wood, Brend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bbert, Ro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ins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ford, A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ard, Dwigh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erson, A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dan, DeAndr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rdan, Jerom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man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nter, En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ufos, Kost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pez, Broo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pez, Rob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loire, Jamaa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hinmi, 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vrokefalidis, Louk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ee, JaVa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icic, Dark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Br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hammed, Naz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roe, Gre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zgov, Timof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llens, Byr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diaye, Hama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ne, Nen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ah, Joak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Neal, Jermain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en, Gre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afor, Emek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ur, Mehme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on, Dani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hulia, Zaz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dgett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kovic, Niko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kins, Kendr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, Joh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tman, Dext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stes, Paul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uels, Samard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labrine, Br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emsma, Gre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beet, Hashee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iaf, Ron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ler, Jerem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ejao, Ander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ucevic, Niko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B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side, Hass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cox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inu, Al-Farouq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ny, Carmelo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bbitt, Luk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kman, Renaldo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nes, Matt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ier, Shan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um, Nicola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wer, Core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Derrick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dinger, Chas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Caro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Jimm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oll, DeMarr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spi, Omri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ldress, Josh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Earl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ver, Victor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nningham, Dant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Josh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ye, Austi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g, Luol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dley, Jared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leavy, Mik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ant, Kevi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banks, Devi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Jerem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Mauric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yenga, Christia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ied, Kenneth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bes, Gar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linari, Danilo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y, Rud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e, Alonzo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s, Rya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nger, Dann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Dann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e, Dont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Tobia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ward, Gordo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ward, Lazar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Grant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neycutt, Tyler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ard, Josh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lyasova, Ersa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Stephe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es, Damio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es, LeBro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erson, Richard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rebko, Jona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Amir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Jame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eiza, Lina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nen, Maart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ggette, Core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bah a Moute, Luc Richard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es, C.J.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Mik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cioni, Andre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vak, Stev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utlaw, Travi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wens, Larr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ons, Chandler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rce, Paul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ndexter, Quinc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nce, Tayshau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dmanovic, Vladimir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mons, Joh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folosha, Thabo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ngleton, Chri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osh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ckhouse, Jerry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mers, DaJua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Mychel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koglu, Hedo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sely, Jan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Gerald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ton, Luk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Reggi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Shawn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ld Peace, Metta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Chri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Sam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Thaddeus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rien, Jeff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dridge, LaMarcu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Lavoy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undson, Lou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en, Chr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Ry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thur, Darrell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on, Gustavo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ron, Earl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s, Brand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ie, Tony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sley, Michael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yombo, Bismac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jelica, Nemanja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ir, DeJu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ner, Matt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ker, Trevor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zer, Carlo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h, Chr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kins, Craig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nd, Elt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ckman, J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cter, Derric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nal, Bri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Dwayn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son, Nic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Bri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Ed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Gle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w, Bor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gicevic, Tadija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can, Tim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Reggi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vors, Derric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nett, Kevi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sol, Pau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Taj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den, Drew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tat, Marci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ffin, Blak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brough, Tyler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angody, Luk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per, Justi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ngton, Al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slem, Udon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es, Chuc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ckson, J.J.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Jord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ard, Juw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phries, Kr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aka, Serg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ison, Antaw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ries, Jared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anlian, Yi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hr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Iv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aJu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ame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Solom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ry, Carl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er, J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Rashard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, Kevi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klin, Vern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on, Shaw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iell, Jas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uire, Dominic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Roberts, Josh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sap, Paul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Marcu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Markieff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Troy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jera, Eduardo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witzki, Dir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om, Lamar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tterson, Patric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dergraph, Jeff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kovic, Milov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dolph, Anthony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dolph, Zach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d, Ry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, Ry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ders, Larry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la, Lu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aphin, Kevi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Craig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as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ights, Marrees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litter, Tiago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udemire, Amar'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Kurt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Malcolm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Tyru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kins, Trey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Jaso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Trist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lliver, Anthony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ic, Ant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doh, Ekp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nado, Jarvi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llanueva, Charli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rick, Hakim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, David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D.J.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errick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ord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arvi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Se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Shelde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Brandan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gustin, D.J.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ea, Jose Jua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yless, Jerryd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ubois, Rodd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bby, Mik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llups, Chaunce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ke, Stev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edsoe, Eric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ley, Aver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Shann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ks, Alec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num, Will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deron, Jos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Anthon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lmers, Mario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, Norri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son, Darre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ley, Mik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y, Stephe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vis, Bar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oling, Key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glas, Tone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agic, Gora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hon, Chri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Monta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s, Tyrek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rmar, Jorda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ton, Raymond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er, Derek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ynn, Jonn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d, T.J.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tson, Courtne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ye, Rand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dette, Jimmer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ines, Sundiata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bson, Daniel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Devi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gins, Cor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, Georg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nrich, Kirk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iday, Jru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ving, Kyri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ey, Royal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, Jarrett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Reggi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mes, Mik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s, Charle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ings, Brand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Arm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Carldell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ph, Cor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dd, Jas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ight, Brand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son, T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lie, Travi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, Jerem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vingston, Shau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wry, Kyl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as, Joh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k, Shelvi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nor, Eric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Andr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Dariu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h, Stev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lson, Jameer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go, Jannero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go, Jerem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Ton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, Chri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, A.J.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, Ronni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dnour, Luk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nson, Nat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ndo, Raj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, Derrick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bio, Rick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sell, Walker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by, Josh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ssions, Ram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umpert, Ima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an, Donald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Nola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, Julya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ckey, Rodne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ague, Jeff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lfair, Sebastia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Isaiah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sley, Jamaal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drih, Beno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squez, Greivi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Kemba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, Joh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son, C.J.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son, Earl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brook, Russell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Deron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Mo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L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flalo, Arr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Ra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Ton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James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iza, Trevor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bosa, Leandro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inelli, Marco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Raj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U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wer, Ronni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oks, MarSh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ant, Kob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Rasua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roll, Matt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Vinc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, Daequa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wford, Jama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wford, Jorda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iels, Marquis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ozan, DeMar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fino, Carlos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ngton, Wayn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nandez, Rud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elds, Landr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Sha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ia, Francisco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rge, Pau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nobili, Manu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Be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Eric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udelock, Andrew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Willi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iffin, Adria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ilton, Jorda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ilton, Richard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en, James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K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, Terre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erson, Gerald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ry, Xavier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bson, Daringt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hes, Larr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uodala, Andr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o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Tre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Wesle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ahnta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ominiqu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pono, Jas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L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rver, Kyl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Courtne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Malcolm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nard, Kawhi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ggins, DeAndr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Kevi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on Jr., Roger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ews, Wesle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o, O.J.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rady, Trac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A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eks, Jodi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E'Twau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ow, Anthon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l, Gar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ley, Brad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er, Anthon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C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lovic, Sash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rus, Mickae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d, Michae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ick, J.J.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on, Jas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on, Quenti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h, Brand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ibutis, Renaldas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phenson, Lanc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I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venson, DeShaw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J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ry, Jas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Klay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nton, Marcus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A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ner, Eva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de, Dwyan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fer, Vo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Bil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NY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ster, Martel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, Delont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kins, Damie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Elliot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Lou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Terrenc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HO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ight, Dorell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GS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ung, Nick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number-rows-repeated="1048119" table:style-name="ro1">
          <table:table-cell table:number-columns-repeated="16384"/>
        </table:table-row>
      </table:table>
      <table:table table:name="NHL_2011_-_2012" table:style-name="ta1">
        <table:table-column table:style-name="co12" table:default-cell-style-name="ce1"/>
        <table:table-column table:style-name="co3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Te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, Lu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mond, Co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son, Joak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isimov, Arte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ropov, Ni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nott, Ja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coin, Keit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ery, Se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kes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klund, Mika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kstrom, Nickl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iley, Jos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ss, Co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gle, Ja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anger, Eri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eron, Patric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lund, Patri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land, Dav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ino, N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ma, Lanc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ce, Darry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chuk, Zac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le, Br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zak, Tyl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ssard, Der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nt, T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ere, Dan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dziak, Ky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phey, Ev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le, Gilber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mistrov, Ale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on, Pau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Gregor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Jef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ter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pchura, Ky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istensen, Eri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gliano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borne, Jo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ton, Jerem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olly, T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mier, Patric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ture, Log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turier, Se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len, Mar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len, Ma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 Costa, Stephan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pe, Za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syuk, Pav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harnais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jardins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eaux, Andr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well, Ja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hene, Ma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kin, Co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bbett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ias, Patri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er, Lar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merton, Cor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qvist, Andre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riero, Ben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ddler, Vern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ppula, Valtter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her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ser, Col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gner, Sa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gnon, Aar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ustad, Pau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tzlaf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roux, Claud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c, Marc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ez, Sco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Boy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bovski, Mikhai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chev, Evge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ey, Michea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pern, Jef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ill, Zac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dzus, Micha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zal, Mart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ikainen, Teem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cht, Joch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m, Darr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rique, Ada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dgson, Co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ffman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land, Pet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mstrom, B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coff, Shaw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ffray, Ja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ffrey, Dust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ansen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ansson, Marcu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kinen, Oll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Blai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efson, Jaco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arns, Brack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lly, Ch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nedy, Tyl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sler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ivu, Mikk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ivu, Sak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larik, Ch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opka, Zen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pecky, Tom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pitar, Anz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ejci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uger, Marcu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ytnar, Mil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ich, Brook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er, Ant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gkow, Daymon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pierre, Max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blanc, Lou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cavalier, Vincen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wand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ino, Vil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estu, Mar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wis, Trevo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tle, B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ktionov, Andre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mbardi, Matth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Kenzie, Dere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enauer, Maxim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dden, Joh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hotra, Mann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kin, Evgen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one, Br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thias, Shaw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well, B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lement, Ja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An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Intyre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Millan, Brand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ele, And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s, Br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Joh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Domini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on, Brend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ray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h, Ril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isz, Gre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bury, Kr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chol, Sco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lsen, Fran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kelainen, Petter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gent-Hopkins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quist, Gustav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Marra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Reilly, Ca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Reilly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Sullivan, Patr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ver, Mar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hie, T.J.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t, Stev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hlsson, Samu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dis, Philipp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elski, Jo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lley, Ro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reault, Mathieu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, Warr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en, Tob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ell, Lennar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rri, Brand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kanec, Tom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liot, Marc-Antoin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u, Ch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soner, Mart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in, Pet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beiro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, Br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hardson, Bra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naldo, Za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y, Dere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sell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utu, Tuom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torelli, Mik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vard, Mar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nn, Brayd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neider, Stef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din, Henri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guin, Tyl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stito, T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nnon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p, Patr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w, Andr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ater, Ji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Crai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son, Jerre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botka, Vladimi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ling, N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zza, Ja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al, Eri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al, Jord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jan, Ma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mkos, Stev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stny, Pau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ckel, Davi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pan, Dere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ll, Jarre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art, Col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tter, Brand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tter, Bret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czechura, Pau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ffe, Jef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bot, Maxim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tar, Tom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vares, Joh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pson, Nat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nton, Jo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ews, Jonath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ris, Ky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rell, Da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mette, Antoin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ncour, Tom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tale, Jo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ndell, To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iss, Steph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man, Cas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wood, Ky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Ky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chester, Jess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jac, Trav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lewski, Steve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etterberg, Henri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delkader, Justi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elidis, Mik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eskey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Mark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, Jami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enheim, Se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ckell, Bry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hop, Hunt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sonnette, Pau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ke, Jas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th, David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chard, Pierre-Marc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lton, Eric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rque, Gabrie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rque, Ren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wman, Drays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uwer, Tro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Mik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ette, Andrew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nstrom, Fabi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ers, Dan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vert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malleri, Mik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cillo, Danie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mera, Jas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fford, Kyl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we, Ryan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ke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che, Mathieu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ugavins, Kaspar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binsky, Brand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ger, Be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nis, Tyl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ksson, Loui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dotenko, Rusl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eischmann, Toma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igno, Marcu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ligno, Nick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ser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ttin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gne, Sim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iardi, T.J.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ffrion, Blak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be, Nath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lies, Colt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lies, Trevo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roux, Alexandr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ass, Tann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encross, Curt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Josh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ing, Coli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tree, Kyl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elin, Car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man, Nikla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Taylo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tnell, Sco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ndricks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ggins, Christoph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mstrom, Toma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ak, Rom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dichuk, Darc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dler, Jiri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selius, Kristi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vanans, Rait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ques, Jean-Franco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kinen, Jussi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dri, Nazem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ne, Evand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sian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nnedy, Tim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ingberg, Car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rpikoski, Lauri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titsyn, Sergei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valchuk, Ilya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nitz, Chr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rie, Pierre-Cedric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dd, Andrew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eskog, Gabrie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endresse, Guillaum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ic, Mil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pul, Joffre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Arthur, Clark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Intyre, Stev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Lean, Bre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one, Ry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hand, Brad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leau, Patrick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oon, Patrick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orov, Maksim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Ardle, Kennda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arthy, Joh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Cormick, Cod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inn, Jami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Laren, Fraz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Leod, Cod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alek, Mil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Drew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Torre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en, Trav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eau, Eth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in, Jerem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ow, Brende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ulson, Ma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sak, J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l, Jame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strom, Eric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esz, Rostislav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ark, Linu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echkin, Alex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ajarvi, Magnu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ioretty, Max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ille, Danie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dolfo, Ja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ise, Zach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ner, Dusti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ron, David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nikarovsky, Alexei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er, Chr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er, Kevi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liot, Benoi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we, Darrol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spal, Vaclav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att, Taylo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att, Tom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mond, Mas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tola, Mattia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ston, Bri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ehill, Ja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we, Andrew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pp, Mik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, Bobb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din, Danie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min, Alexand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stito, Tom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lley, Jod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ppard, Jame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inner, Jeff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Trevo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Zack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yth, Ry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lberg, Vikto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en, Alexand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rling, Brett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rm, Marco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llivan, Stev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eatt, Bil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gradi, Eric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denby, Mattia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ng, Rya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res, Raffi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lstrom, David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mberger, R.J.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ek, Thoma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hier, Franc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llwood, Eric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more, Derek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ney, Ra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Coli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chester, Brad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nik, Daniel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lski, Wojtek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harkov, Vladimi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 Riemsdyk, Jame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ams, Craig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fredsson, Dani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mstrong, Colb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ham, Arr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kinson, Ca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ch, Kry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fors, Nicla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tuzzi, Tod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z, Byr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nden, Micha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edker, Mikk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l, Jare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es, Bra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dley, Ma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, Dust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mer, Bre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ish, Ada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rows, Alex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Bobb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ahan, Ry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on, Jord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son, Davi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ary, Dani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utterbuck, Ca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, Eri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eau, Blak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dra, Eri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er, Chri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olly, Bre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b, Joe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cknell, Ada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mbeen, B.J.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'Agostini, Ma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donov, Evgeni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Salvatore, J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an, Shan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sett, Dere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wnie, Stev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co, Mik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puis, Pasca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puis, Philipp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vorak, Rade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wyer, Patr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ves, Patr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berle, Jord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at, Mart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hr, Eric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zen, Joh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lik, Micha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borik, Mari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onta, Bri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ennie, Sco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don, Andrew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bner, Micha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schuk, Ma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l, Ada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sen, Janni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vlat, Mart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yes, Jimm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tley, Dan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jduk, Mil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sky, Ale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nqvist, Patric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ton, Nath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ssa, Mari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er, Tren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inla, Jarom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man, Ti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gr, Jaromir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nssen, Ca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N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Davi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Ry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eta, Patr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ne, Patr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sian, Za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ssel, Phi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g, D.J.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uble, Mik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basew, Chu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titsyn, Andrei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stopoulos, To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balik, Toma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lemin, Nikolai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ose, Cha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genbrunner, Jami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ourneau-Leblo, Pierre-Luc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strom, Joaki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cari, Mar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yers, Jama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ld, Col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Grattan, Bri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Millan, Cars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ettinen, Antti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eller, Chri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eller, Peter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h, R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il, Chri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derreiter, Nino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dl, Andrea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poso, Kyl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eskovich, Victor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r, Colt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tmeyer, Je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er, Jaro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ieri, Kyl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ieri, N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ushaj, Aar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enteau, P.A.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, Richar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ros, Georg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se, Sco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ry, Core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en, Ni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son, Andr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verley, Rich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izzotto, Steve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minville, Jas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ust, Brand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cell, Tedd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khshani, Rhe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llo, Greg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d, Mat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ves, Rya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pik, Micha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der, Micha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son, Jerom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uelsson, Mika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lanne, Teemu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oguchi, Dev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monds, Wayn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ille, Ja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Be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. Louis, Mart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fford, Drew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pleton, Ti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ubitz, Bra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mpniak, Le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Anthon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wart, Chri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tini, Zack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kora, Petr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Bil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burn, Chri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nton, Shaw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lusty, Jiri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otoo, Jord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pp, Core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pshall, Scotti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 der Gulik, Davi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steeg, Kri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racek, Jakub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rbata, Radi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ace, Tim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, Joel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ise, Dal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stgarth, Kev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eeler, Blak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as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liams, Justi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gels, Tomm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yman, J.T.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ip, Brandon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lnierczyk, Harry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ubrus, Dainiu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uccarello, Mat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berts, Andre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n, Bry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zner, Kar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coin, Adr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lie, Keit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bchuk, Ant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ard, Keit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ker, Ca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rtkowski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umgartner, Nol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uchemin, Franco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l, Brend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n, Jordi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geron, Marc-Andr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ckel, St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eksa, Kev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um, Jonath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gosian, Zac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owiecki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rtuzzo, Rober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illon, Franc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rdon, Marc-Andr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wmeester, Ja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chuk, Johnn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yle, D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un, Just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nnan, T.J.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wer, Eri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die, T.J.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okbank, Sheld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ns, Bren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ler, Ch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fuglien, Dust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anale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bell, Br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poli, Ch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kner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e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lson, Joh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son, Bre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a, Zde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ney, Taylo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k, Bre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tsome, Gran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burn, Brayd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aiacovo, Carl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, 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ins, Se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dore, Mi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vo, Jo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wen, Jare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miskey, Ky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ey, Trevo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 Zotto, Micha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mers, J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pres, Sim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, Rapha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llon, Brende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ornbosch, Jami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ughty, Dre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wiske, Dav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aton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ler, Alexande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hrhoff, Christ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kman-Larsson, Olive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erby, Keat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ott, Stef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Ry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elin, Alexe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inger, Stev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elland, Dery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strom, Tobi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csson, Jonath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xon, Ti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skine, Joh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irchild, Cad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k, Just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ulk, Just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yne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dun, Taylo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ence, Andre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sterling, Bre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nley, Jo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tric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od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Kurt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wler, Ca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nson, Co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ser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dheim, K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diner, Ja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rison, J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vais, Brun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bert, To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l, Ha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lroy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ordano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rardi, D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eason, Ti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igoski, Ale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char, Serge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charov, Maxi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ges, Jos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gnani, Marc-Andr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e, An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e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ossman, Nickl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dbranson, Eri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enin, Nat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nnarsson, Car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stafsson, Eri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insey, R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huis, D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onic, Trav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rlik, Rom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nan, Sco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ison, Ja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rold, Pete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dman, Victo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jda, J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en, Jac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jalmarsson, Nikl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zer, Korbin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wick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skins, Ken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win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man, Barre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Aar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Eri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Jac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nes, Ran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i, Rom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lin, Der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vanovski, E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rcina, Mil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berle, Tom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mpfer, Stev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lsson, Eri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tic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ith, Dunc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dl, Jaku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ein, Kev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lesla, Rostisla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misarek, Mi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onwall, Nikl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ba, Fili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bina, Pav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lda, Artur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likov, Dmitr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undratek, Tom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akso, Teemu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ry, Charl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sen, Phili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sson, Ada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bda, Bre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ddy, Nic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e, Br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opold, Jord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isto, Sam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ang, K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dstrom, Nickl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les, John-Micha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lja, Andre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joy, Be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din, Mi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dman, Ton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Donald, Andre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g, Brand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shall, Kev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, Pau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k, Rad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tinez, Ale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Bain, Jami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Donagh, Ry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Nabb, Brayde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Quaid, Ada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ech, Der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szaros, Andre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hot, Mar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halek, Zbyn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kkelson, Brend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chell, Willi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tador, Stev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ore, Joh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ris, Der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tau, Mi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ray, Dougl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zzin, Ja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ers, Tyle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h, Brend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kitin, Nikit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skanen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Brien, Shan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Byrne, Ry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'Donnell, Se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berg, Ev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uya, Johnn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hlund, Mattia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sen, Dyl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lov, Dmitr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pik, Brook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dy, Ada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ckham, The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y, Jef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neuf, Di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, Ch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card, Alexandr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trangelo, Ale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skula, Jo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tkanen, Jon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nte, Alex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ak, Rom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ma, Pau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ter, Core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sser, Nat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ncey, Ky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ese, Dyl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ehr, Roby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idas, Stephan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e, Aar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zsival, Micha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ndblad, Davi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ssell, K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th, The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o, Sam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vador, Bryc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ich, Cor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er, Kur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uer, Micha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vard, Davi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bisa, Luc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ndella, Marc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nn, Lu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lemko, Davi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ultz, Jef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ultz, Nic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tt, Joh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uderi, Ro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brook, Bren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idenberg, Denn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kera, Andrej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ttenkirk, Kev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s, Shan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by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d, Ladisla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Brend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Der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eep, Car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uray, Sheld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cek, Jaroslav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urgeon, Jare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-Denis, Frederi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al, Mar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ios, Stev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r, Clayt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ait, Br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alman, Ant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eit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art, Bra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art, Mar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ban, P.K.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lzer, Alexande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mers, Ch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ter, Ry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tton, And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linder, Henri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nev, Ch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ormina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ubert, Colte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onen, Kimm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utin, Fedo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bom, Alexande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abik, Bo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ndermeer, Ji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novsky, Lubomi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lasic, Marc-Edouar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chenkov, Ant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ynov, Slav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ker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aver, Mi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er, Mi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er, She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er, Yannic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Col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I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ney, Ry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man, Denn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Cla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lson, Ry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sniewski, Jame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ywitka, Jef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ndle, Keit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non, Gre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dlicky, Mare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 Haan, Calvi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, Crai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ld, Alex</text:p>
          </table:table-cell>
          <table:table-cell office:value-type="string" table:style-name="ce1">
            <text:p>G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hman, Richar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kstrom, Nikl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nier, Jonath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ron, Mart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brovsky, Serge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cher, Bri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deur, Mart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zgalov, Ily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daj, Pete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mmensen, Scot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mie, Mat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klin, T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wford, Core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kanich, Mar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lauriers, Jef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Pietro, Ric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bnyk, Dev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ott, Bri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D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ery, Ra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roth, Jhon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nton, Thom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eury, Marc-Andr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ster, Bri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on, Mathieu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guere, Jean-Sebastie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iss, Thom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stavsson, Jon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ckett, Mat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ak, Jaroslav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rding, Josh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dberg, Joh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ller, Jon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tby, Brade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ward, Jimm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ving, Lelan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on, Bren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rlsson, Henri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habibulin, Nikola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D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kaid, Keith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prusoff, Miikk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arbera, Ja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k, Eddi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hner, Rob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htonen, Kar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dback, Ander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ndqvist, Henrik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ongo, Rober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Donald, Joe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Intyre, Drew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nino, Pete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strom, Jacob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on, Chri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on, Stev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Elhinney, Curti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ler, Ry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toya, Al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phy, Mik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bokov, Evgen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uvirth, Michal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emi, Antt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ittymaki, Anter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lsson, Ander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elec, Ondrej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ers, Just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gge, Just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ulin, Kevi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ce, Care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ick, Jonath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sk, Tuukk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ycroft, Andrew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imer, Jame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nne, Pekk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loson, Dwayn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bourin, Dan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k, Alexande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ford, Curti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teri, Harr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neider, Cor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rivens, Be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Jerem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, Mik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bot, Ca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kki, Iir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odore, Jos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as, Ti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lamov, Semy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koun, Tomas</text:p>
          </table:table-cell>
          <table:table-cell office:value-type="string" table:style-name="ce1">
            <text:p>G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rd, Ca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hite, Jord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ork, Alle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B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tkoff, Jef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th-Pelly, Devant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, D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oner, Ry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son, Denn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yan, Micha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estel, Dre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s, David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C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hnsson, Ki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ach, Ky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hon, Jo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kov, Andrei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T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azee, Jef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lov, Alexander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ury, Chris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N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claire, Pascal</text:p>
          </table:table-cell>
          <table:table-cell office:value-type="string" table:style-name="ce1">
            <text:p>G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ercioch, Patric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T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lander, Micha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nger, Chri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perriere, I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ts, Blai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H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illeux, Kev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sby, Sidn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ou, James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ia, Tony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lock, Ale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ger, Pau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dden, Mitc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kson, Sco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hoff, Ma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ngton, Taylo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patti, Aaron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V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i, To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, Mik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S</text:p>
          </table:table-cell>
          <table:table-cell table:number-columns-repeated="16381"/>
        </table:table-row>
        <table:table-row table:number-rows-repeated="1047595" table:style-name="ro1">
          <table:table-cell table:number-columns-repeated="16384"/>
        </table:table-row>
      </table:table>
      <table:database-ranges>
        <table:database-range table:target-range-address="NFL_Standard_2011_-_2012.A1:NFL_Standard_2011_-_2012.C6168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thew Orres</meta:initial-creator>
    <dc:creator>Matt Orres</dc:creator>
    <meta:creation-date>2012-01-24T13:10:29Z</meta:creation-date>
    <dc:date>2012-01-25T18:06:36Z</dc:date>
    <meta:editing-cycles>41</meta:editing-cycles>
    <meta:editing-duration>PT12692S</meta:editing-duration>
  </office:meta>
</office:document-meta>
</file>